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officeooo:rsid="001b1be6" officeooo:paragraph-rsid="001b1be6"/>
    </style:style>
    <style:style style:name="P3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rsid="001b1be6" officeooo:paragraph-rsid="001b1be6"/>
    </style:style>
    <style:style style:name="P4" style:family="paragraph" style:parent-style-name="Preformatted_20_Text">
      <style:paragraph-properties fo:text-align="start" style:justify-single-word="false"/>
      <style:text-properties officeooo:rsid="001b1be6" officeooo:paragraph-rsid="001b718f"/>
    </style:style>
    <style:style style:name="P5" style:family="paragraph" style:parent-style-name="Preformatted_20_Text">
      <style:paragraph-properties fo:text-align="start" style:justify-single-word="false"/>
      <style:text-properties officeooo:rsid="001b1be6" officeooo:paragraph-rsid="001e46b2"/>
    </style:style>
    <style:style style:name="P6" style:family="paragraph" style:parent-style-name="Preformatted_20_Text">
      <style:paragraph-properties fo:text-align="start" style:justify-single-word="false"/>
      <style:text-properties officeooo:rsid="001b1be6" officeooo:paragraph-rsid="001fd811"/>
    </style:style>
    <style:style style:name="P7" style:family="paragraph" style:parent-style-name="Preformatted_20_Text">
      <style:text-properties officeooo:paragraph-rsid="001b1be6"/>
    </style:style>
    <style:style style:name="P8" style:family="paragraph" style:parent-style-name="Preformatted_20_Text">
      <style:paragraph-properties fo:text-align="start" style:justify-single-word="false" fo:break-before="page"/>
      <style:text-properties officeooo:rsid="001e46b2" officeooo:paragraph-rsid="001e46b2"/>
    </style:style>
    <style:style style:name="P9" style:family="paragraph" style:parent-style-name="Preformatted_20_Text">
      <style:paragraph-properties fo:text-align="start" style:justify-single-word="false"/>
      <style:text-properties officeooo:rsid="001e46b2" officeooo:paragraph-rsid="001e46b2"/>
    </style:style>
    <style:style style:name="P10" style:family="paragraph" style:parent-style-name="Preformatted_20_Text">
      <style:text-properties officeooo:paragraph-rsid="001fa93a"/>
    </style:style>
    <style:style style:name="P11" style:family="paragraph" style:parent-style-name="Standard">
      <style:paragraph-properties fo:text-align="center" style:justify-single-word="false"/>
      <style:text-properties officeooo:rsid="001b1be6" officeooo:paragraph-rsid="001b1be6"/>
    </style:style>
    <style:style style:name="P12" style:family="paragraph" style:parent-style-name="Standard">
      <style:paragraph-properties fo:text-align="start" style:justify-single-word="false"/>
      <style:text-properties officeooo:rsid="001b1be6" officeooo:paragraph-rsid="001b1b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ettoyage Données</text:p>
      <text:p text:style-name="P11"/>
      <text:p text:style-name="P12">Donnée de sous nutrition avec Nan</text:p>
      <text:p text:style-name="P12"/>
      <text:p text:style-name="P2">['Allemagne' 'Andorre' 'Antigua-et-Barbuda' 'Argentine' 'Australie'</text:p>
      <text:p text:style-name="Preformatted_20_Text"><text:s/>'Autriche' 'Azerbaïdjan' 'Bahamas' 'Bahreïn' 'Bélarus' 'Belgique'</text:p>
      <text:p text:style-name="Preformatted_20_Text"><text:s/>'Bermudes' 'Bhoutan' 'Bosnie-Herzégovine' 'Brésil' 'Brunéi Darussalam'</text:p>
      <text:p text:style-name="Preformatted_20_Text"><text:s/>'Burundi' 'Canada' 'Chine - RAS de Hong-Kong' 'Chine, continentale'</text:p>
      <text:p text:style-name="Preformatted_20_Text"><text:s/>'Comores' 'Croatie' 'Cuba' 'Danemark' 'Djibouti' 'Érythrée' 'Espagne'</text:p>
      <text:p text:style-name="Preformatted_20_Text"><text:s/>'Estonie' "États-Unis d'Amérique" 'Fédération de Russie' 'Finlande'</text:p>
      <text:p text:style-name="Preformatted_20_Text"><text:s/>'France' 'Grèce' 'Grenade' 'Groenland' 'Guinée' 'Guinée équatoriale'</text:p>
      <text:p text:style-name="Preformatted_20_Text"><text:s/>'Guinée-Bissau' 'Hongrie' 'Îles Cook' 'Îles Marshall' 'Irlande' 'Islande'</text:p>
      <text:p text:style-name="Preformatted_20_Text"><text:s/>'Israël' 'Italie' 'Japon' 'Kazakhstan' 'Koweït' 'Lettonie' 'Libye'</text:p>
      <text:p text:style-name="Preformatted_20_Text"><text:s/>'Lituanie' 'Luxembourg' 'Maldives' 'Malte'</text:p>
      <text:p text:style-name="Preformatted_20_Text"><text:s/>'Micronésie (États fédérés de)' 'Monténégro' 'Nauru' 'Niger' 'Nioué'</text:p>
      <text:p text:style-name="Preformatted_20_Text"><text:s/>'Norvège' 'Nouvelle-Zélande' 'Ouganda' 'Palaos' 'Palestine'</text:p>
      <text:p text:style-name="Preformatted_20_Text"><text:s/>'Papouasie-Nouvelle-Guinée' 'Pays-Bas' 'Pologne' 'Porto Rico' 'Portugal'</text:p>
      <text:p text:style-name="Preformatted_20_Text"><text:s/>'Qatar' 'République arabe syrienne' 'République centrafricaine'</text:p>
      <text:p text:style-name="Preformatted_20_Text"><text:s/>'République de Corée' 'République de Moldova'</text:p>
      <text:p text:style-name="Preformatted_20_Text"><text:s/>'République démocratique du Congo'</text:p>
      <text:p text:style-name="Preformatted_20_Text"><text:s/>'République démocratique populaire lao' 'Roumanie'</text:p>
      <text:p text:style-name="Preformatted_20_Text"><text:s/>"Royaume-Uni de Grande-Bretagne et d'Irlande du Nord" 'Sainte-Lucie'</text:p>
      <text:p text:style-name="Preformatted_20_Text"><text:s/>'Saint-Kitts-et-Nevis' 'Samoa' 'Samoa américaines' 'Seychelles'</text:p>
      <text:p text:style-name="Preformatted_20_Text"><text:s/>'Singapour' 'Slovénie' 'Somalie' 'Soudan du Sud' 'Suède' 'Suisse'</text:p>
      <text:p text:style-name="Preformatted_20_Text"><text:s/>'Tadjikistan' 'Tchéquie' 'Tokélaou' 'Tonga' 'Tunisie' 'Turquie' 'Tuvalu'</text:p>
      <text:p text:style-name="P1"><text:s/>'Ukraine' 'Uruguay' 'Yémen' 'Zambie' 'Zimbabwe']</text:p>
      <text:p text:style-name="P12">pays a mettre à Zero:</text:p>
      <text:p text:style-name="P12"/>
      <text:p text:style-name="P2">['Allemagne' <text:s text:c="2"/>'Argentine' 'Australie'</text:p>
      <text:p text:style-name="P7"><text:s/>'Autriche' 'Azerbaïdjan' <text:s text:c="2"/>'Bélarus' 'Belgique'</text:p>
      <text:p text:style-name="P7"><text:s/>'Bosnie-Herzégovine' 'Brésil' 'Brunéi Darussalam'</text:p>
      <text:p text:style-name="P7"><text:s/>'Canada' 'Chine - RAS de Hong-Kong' 'Chine, continentale'</text:p>
      <text:p text:style-name="P7"><text:s text:c="2"/>'Croatie' 'Cuba' 'Danemark' <text:s/>'Espagne'</text:p>
      <text:p text:style-name="P7"><text:s/>'Estonie' "États-Unis d'Amérique" 'Fédération de Russie' 'Finlande'</text:p>
      <text:p text:style-name="P7"><text:s/>'France' 'Grèce' <text:s/></text:p>
      <text:p text:style-name="P10"><text:s/>'Hongrie' 'Irlande' 'Islande'</text:p>
      <text:p text:style-name="P7"><text:s/>'Israël' 'Italie' 'Japon' 'Kazakhstan' 'Koweït' 'Lettonie' </text:p>
      <text:p text:style-name="P7"><text:s/>'Lituanie' 'Luxembourg' 'Malte'</text:p>
      <text:p text:style-name="P7"><text:s/>'Monténégro' <text:s text:c="2"/>'Nioué'</text:p>
      <text:p text:style-name="P7"><text:s/>'Norvège' 'Nouvelle-Zélande' ' 'Palestine'</text:p>
      <text:p text:style-name="P7"><text:s/>'Pays-Bas' 'Pologne' <text:s/>'Portugal'</text:p>
      <text:p text:style-name="P7"><text:s/>'République de Corée' 'République de Moldova'</text:p>
      <text:p text:style-name="P7"><text:s text:c="2"/>'République démocratique populaire lao' 'Roumanie'</text:p>
      <text:p text:style-name="P7"><text:s/>"Royaume-Uni de Grande-Bretagne et d'Irlande du Nord" </text:p>
      <text:p text:style-name="P7"><text:s/>'Saint-Kitts-et-Nevis' 'Samoa' </text:p>
      <text:p text:style-name="P7"><text:s text:c="2"/>'Slovénie' <text:s/>'Suède' 'Suisse'</text:p>
      <text:p text:style-name="P7"><text:s text:c="2"/>'Tchéquie' 'Tokélaou' <text:s/>'Tunisie' 'Turquie' </text:p>
      <text:p text:style-name="P3"><text:s/>'Ukraine' 'Uruguay' ]</text:p>
      <text:p text:style-name="P12">Pays en sousnuitrion sûr</text:p>
      <text:p text:style-name="P12"/>
      <text:p text:style-name="P4">'Djibouti','Somalie','République centrafricaine','République démocratique du Congo'</text:p>
      <text:p text:style-name="P5"><text:s/>'Papouasie-Nouvelle-Guinée''Yémen'</text:p>
      <text:p text:style-name="P8">Sans donnée:</text:p>
      <text:p text:style-name="P9"/>
      <text:p text:style-name="P6">'Andorre','Antigua-et-Barbuda','Bahamas','Bahreïn', 'Bermudes','Bhoutan', 'Burundi', 'Comores', 'Érythrée','Grenade','Groenland','Guinée','Guinée équatoriale','Guinée-Bissau','Îles Cook', 'Îles Marshall','Libye','Maldives'</text:p>
      <text:p text:style-name="P6">'Micronésie (États fédérés de)', 'Nauru','Niger',Ouganda' 'Palaos' 'Porto Rico' <text:s/>'Qatar' 'République arabe syrienne' 'Sainte-Lucie' 'Samoa américaines' 'Seychelles' 'Singapour' 'Soudan du Sud' 'Tadjikistan' 'Tonga' 'Tuvalu''Zambie' 'Zimbabwe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1:48:32.858306180</meta:creation-date>
    <dc:date>2022-05-17T12:38:36.655284314</dc:date>
    <meta:editing-duration>PT29M41S</meta:editing-duration>
    <meta:editing-cycles>5</meta:editing-cycles>
    <meta:generator>LibreOffice/7.3.3.2$Linux_X86_64 LibreOffice_project/30$Build-2</meta:generator>
    <meta:document-statistic meta:table-count="0" meta:image-count="0" meta:object-count="0" meta:page-count="2" meta:paragraph-count="51" meta:word-count="280" meta:character-count="2895" meta:non-whitespace-character-count="2604"/>
  </office:meta>
</office:document-meta>
</file>